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5b4" officeooo:paragraph-rsid="001005b4"/>
    </style:style>
    <style:style style:name="P2" style:family="paragraph" style:parent-style-name="Standard">
      <style:text-properties officeooo:rsid="0011eaae" officeooo:paragraph-rsid="0011eaae"/>
    </style:style>
    <style:style style:name="P3" style:family="paragraph" style:parent-style-name="Standard">
      <style:text-properties officeooo:rsid="00138a07" officeooo:paragraph-rsid="00138a07"/>
    </style:style>
    <style:style style:name="T1" style:family="text">
      <style:text-properties officeooo:rsid="00138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est case design and planning</text:p>
      <text:p text:style-name="P1">One of GoEuro’s most searched routes is Madrid, Spain - Barcelona, Spain. Go to</text:p>
      <text:p text:style-name="P1">http://www.goeuro.es and perform this search. Take a look at the result page and describe how</text:p>
      <text:p text:style-name="P1">you would plan a test to verify this page, focusing on train results. Please list the tests in priority</text:p>
      <text:p text:style-name="P1">order.</text:p>
      <text:p text:style-name="P2"/>
      <text:p text:style-name="P2">Resolution:</text:p>
      <text:p text:style-name="P2">Given the search scenario Madrid-Barcelona. I will consider the following test </text:p>
      <text:p text:style-name="P2">1-<text:span text:style-name="T1"> UI verification:</text:span></text:p>
      <text:p text:style-name="P2"/>
      <text:p text:style-name="P2"/>
      <text:p text:style-name="P3">2-Functional verification</text:p>
      <text:p text:style-name="P3"/>
      <text:p text:style-name="P3"/>
      <text:p text:style-name="P3">3-Performance ver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20:35:24.757960450</meta:creation-date>
    <dc:date>2016-10-15T20:39:33.794137522</dc:date>
    <meta:editing-duration>PT2M5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74" meta:character-count="477" meta:non-whitespace-character-count="408"/>
  </office:meta>
</office:document-meta>
</file>